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P3" style:family="paragraph" style:parent-style-name="Heading_20_1">
      <style:text-properties fo:font-variant="normal" fo:text-transform="none" fo:color="#333333" fo:letter-spacing="normal" fo:background-color="#ffffff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c7254e" style:font-name="Source Code Pro" fo:font-size="10.5pt" fo:letter-spacing="normal" fo:font-style="normal" fo:font-weight="normal" loext:padding="0in" loext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-asian="Microsoft YaHei" style:font-size-asian="18pt" style:font-style-asian="normal" style:font-weight-asian="normal"/>
    </style:style>
    <style:style style:name="T3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4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5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6" style:family="text">
      <style:text-properties fo:color="#4d4d4d" style:font-name-asian="Microsoft YaHei" style:font-size-asian="9pt" loext:padding="0in" loext:border="none"/>
    </style:style>
    <style:style style:name="T7" style:family="text">
      <style:text-properties fo:color="#3399ea" style:text-line-through-style="none" style:text-line-through-type="none" style:text-underline-style="none" style:text-blinking="false" style:font-name-asian="Microsoft YaHei" style:font-size-asian="9pt" loext:padding="0in" loext:border="none"/>
    </style:style>
    <style:style style:name="T8" style:family="text">
      <style:text-properties fo:color="#3399ea" style:text-line-through-style="none" style:text-line-through-type="none" style:font-name="Microsoft YaHei" fo:font-size="10.5pt" style:text-underline-style="none" style:text-blinking="false" loext:padding="0in" loext:border="none"/>
    </style:style>
    <style:style style:name="T9" style:family="text">
      <style:text-properties style:font-name="apple-system"/>
    </style:style>
    <style:style style:name="T10" style:family="text">
      <style:text-properties style:font-name-asian="apple-system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Linux</text:span><text:span text:style-name="T2">学习之</text:span><text:span text:style-name="T1">dpkg</text:span><text:span text:style-name="T2">命令详解</text:span></text:h>
      <text:p text:style-name="P2"><text:span text:style-name="T3">2013</text:span><text:span text:style-name="T4">年</text:span><text:span text:style-name="T3">03</text:span><text:span text:style-name="T4">月</text:span><text:span text:style-name="T3">25</text:span><text:span text:style-name="T4">日 </text:span><text:span text:style-name="T3">23:11:31 </text:span><text:a xlink:type="simple" xlink:href="https://me.csdn.net/yuguibin11" office:target-frame-name="_blank" xlink:show="new" text:style-name="Internet_20_link" text:visited-style-name="Visited_20_Internet_20_Link"><text:span text:style-name="T5">yuguibin11</text:span></text:a><text:span text:style-name="T3"> </text:span><text:span text:style-name="T4">阅读数 </text:span><text:span text:style-name="T3">30</text:span></text:p>
      <text:section text:style-name="Sect1" text:name="article_content">
        <text:p text:style-name="P1"><text:span text:style-name="T6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7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8">CC 4.0 by-sa </text:span></text:a><text:span text:style-name="T6">版权协议，转载请附上原文出处链接和本声明。</text:span></text:p>
        <text:p text:style-name="P1"><text:span text:style-name="T6">本文链接：</text:span><text:a xlink:type="simple" xlink:href="https://blog.csdn.net/yuguibin11/article/details/84412147" text:style-name="Internet_20_link" text:visited-style-name="Visited_20_Internet_20_Link"><text:span text:style-name="T8">https://blog.csdn.net/yuguibin11/article/details/84412147</text:span></text:a></text:p>
        <text:section text:style-name="Sect1" text:name="content_views">
          <text:p text:style-name="P4"><text:span text:style-name="T10">普通 </text:span><text:span text:style-name="T9">dpkg </text:span><text:span text:style-name="T10">用法</text:span><text:span text:style-name="T9"><text:line-break/><text:line-break/>dpkg -i </text:span><text:span text:style-name="T10">安装一个</text:span><text:span text:style-name="T9">Debian</text:span><text:span text:style-name="T10">包裹文件，如你手动下载的文件。</text:span><text:span text:style-name="T9"><text:line-break/><text:line-break/>dpkg -c </text:span><text:span text:style-name="T10">列出的内容。</text:span><text:span text:style-name="T9"><text:line-break/><text:line-break/>dpkg -I </text:span><text:span text:style-name="T10">从中提取包裹信息。</text:span><text:span text:style-name="T9"><text:line-break/><text:line-break/>dpkg -r </text:span><text:span text:style-name="T10">移除一个已安装的包裹。</text:span><text:span text:style-name="T9"><text:line-break/><text:line-break/>dpkg -L </text:span><text:span text:style-name="T10">列出 安装的所有文件清单。同时请看 </text:span><text:span text:style-name="T9">dpkg -c </text:span><text:span text:style-name="T10">来检查一个 </text:span><text:span text:style-name="T9">.deb </text:span><text:span text:style-name="T10">文件的内容。</text:span><text:span text:style-name="T9"><text:line-break/><text:line-break/>dpkg -P<text:line-break/><text:line-break/></text:span><text:span text:style-name="T10">完全清除一个已安装的包裹。和 </text:span><text:span text:style-name="T9">remove </text:span><text:span text:style-name="T10">不同的是，</text:span><text:span text:style-name="T9">remove </text:span><text:span text:style-name="T10">只是删掉数据和可执行文件，</text:span><text:span text:style-name="T9">purge </text:span><text:span text:style-name="T10">另外还删除所有的配制文件。</text:span><text:span text:style-name="T9"><text:line-break/><text:line-break/>dpkg -s<text:line-break/><text:line-break/></text:span><text:span text:style-name="T10">显示已安装包裹的信息。同时请看 </text:span><text:span text:style-name="T9">apt-cache </text:span><text:span text:style-name="T10">显示 </text:span><text:span text:style-name="T9">Debian </text:span><text:span text:style-name="T10">存档中的包裹信息，以及 </text:span><text:span text:style-name="T9">dpkg -I </text:span><text:span text:style-name="T10">来显示从一个 </text:span><text:span text:style-name="T9">.deb </text:span><text:span text:style-name="T10">文件中提取的包裹信息。</text:span></text:p>
          <text:p text:style-name="P4"><text:span text:style-name="T10"/></text:p>
          <text:p text:style-name="P5"><text:span text:style-name="T10">sudo dpkg -l | grep qq</text:span></text:p>
          <text:p text:style-name="P5"><text:span text:style-name="T10"/></text:p>
          <text:p text:style-name="P5"><text:span text:style-name="T10">sudo dpkg -P wine-qqintl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0:08:06.412777201</meta:creation-date>
    <dc:date>2019-08-23T09:46:31.177245678</dc:date>
    <meta:editing-duration>PT26M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271" meta:character-count="535" meta:non-whitespace-character-count="468"/>
  </office:meta>
</office:document-meta>
</file>